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83b75" officeooo:paragraph-rsid="00183b75"/>
    </style:style>
    <style:style style:name="P2" style:family="paragraph" style:parent-style-name="Standard">
      <style:paragraph-properties fo:text-align="center" style:justify-single-word="false"/>
      <style:text-properties officeooo:rsid="00183b75" officeooo:paragraph-rsid="00183b75"/>
    </style:style>
    <style:style style:name="P3" style:family="paragraph" style:parent-style-name="Standard">
      <style:paragraph-properties fo:text-align="start" style:justify-single-word="false"/>
      <style:text-properties officeooo:rsid="00183b75" officeooo:paragraph-rsid="00183b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ic Kearney</text:p>
      <text:p text:style-name="P1">CS 390S - Digital Image Processing</text:p>
      <text:p text:style-name="P1">Professor Feng Jiang</text:p>
      <text:p text:style-name="P1">11, December 2018</text:p>
      <text:p text:style-name="P1"/>
      <text:p text:style-name="P2">Project 3 -- Realistic Driving Analysis</text:p>
      <text:p text:style-name="P2"/>
      <text:p text:style-name="P3"><text:tab/>For this project, I used Python and OpenCV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6:43:29.120759261</meta:creation-date>
    <dc:date>2018-12-11T16:51:03.811048913</dc:date>
    <meta:editing-duration>PT7M36S</meta:editing-duration>
    <meta:editing-cycles>1</meta:editing-cycles>
    <meta:document-statistic meta:table-count="0" meta:image-count="0" meta:object-count="0" meta:page-count="1" meta:paragraph-count="6" meta:word-count="28" meta:character-count="167" meta:non-whitespace-character-count="143"/>
    <meta:generator>LibreOffice/6.1.3.2$Linux_X86_64 LibreOffice_project/10$Build-2</meta:generator>
  </office:meta>
</office:document-meta>
</file>